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Question No.</text:p>
          </table:table-cell>
          <table:table-cell table:style-name="ce1" office:value-type="string" calcext:value-type="string">
            <text:p>O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,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,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,B,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,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,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,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40:04.634525776</meta:creation-date>
    <dc:date>2021-01-20T15:18:17.299591281</dc:date>
    <meta:editing-duration>PT6M42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